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ching_c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2OM</text:p>
          </table:table-cell>
          <table:table-cell table:style-name="ce1" office:value-type="string" calcext:value-type="string">
            <text:p>Killing tests size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FOM1</text:p>
          </table:table-cell>
          <table:table-cell table:style-name="ce1" office:value-type="string" calcext:value-type="string">
            <text:p>FOM2</text:p>
          </table:table-cell>
        </table:table-row>
        <table:table-row table:style-name="ro1">
          <table:table-cell office:value-type="string" calcext:value-type="string">
            <text:p>[4,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,6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,6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,9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1,12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18,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2,27]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[23,24]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23,25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23,2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24,25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24,2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25,2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28,48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49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35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4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41,44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42,4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45,47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54,55]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[60,61]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[63,64]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65,6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3,74]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[73,75]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[74,75]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[80,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8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8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85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86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8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88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89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9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9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9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0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2,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2,8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2,8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2,86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87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8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89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9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2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2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3,8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3,8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3,86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87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8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89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9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3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3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4,8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4,86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87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88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89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91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9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4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4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5,86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8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88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89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5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5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6,8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6,88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6,8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6,91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6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6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7,88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7,8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7,91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7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7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8,8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8,9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8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8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9,91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9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9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1,9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1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1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2,9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2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2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3,9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3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4,9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9,1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2,103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105,14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09]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107,111]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109,111]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113,187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,188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,190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,192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,193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4,1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4,1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14,11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14,1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6,1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7,11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17,1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8,12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3,124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123,125]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123,12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25,12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28,13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8,131]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128,132]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131,132]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132,133]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3,134]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4,13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4,138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5,13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35,138]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135,139]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135,14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5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36,14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6,14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6,14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6,14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6,14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6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38,139]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138,14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8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0,14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0,14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0,14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0,14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0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1,14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1,14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1,14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1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2,14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2,14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2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3,14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3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4,14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49,151]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[150,1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5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5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2,1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52,15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53,15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55,15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57,15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62,16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4,16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71,1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1,1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1,1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1,17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2,1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2,1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2,17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3,1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3,17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4,17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5,17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75,178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75,1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5,1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5,185]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5,18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76,185]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18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78,1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8,1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85]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8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81,1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81,183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81,184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82,183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82,184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83,184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85,186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87,188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87,190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87,192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87,193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88,190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88,19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8,192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88,193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90,19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90,192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90,193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92,193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94,19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4,19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4,19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4,20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5,1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1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7,19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7,20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9,20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4,20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21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12,214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212,216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12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21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13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3,21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14,216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14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1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17,21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19,2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9,28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9,28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1,230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1,291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224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22,225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22,22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22,22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229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22,23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234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4,22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4,229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24,23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4,23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4,23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4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5,22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25,22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5,229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25,23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5,234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5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36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29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28,23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3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3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9,23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9,23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9,23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9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0,291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33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31,23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31,23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31,23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3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31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3,23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3,23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33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4,23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34,23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4,23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34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7,23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237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8,29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42,24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2,24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42,25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2,25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2,26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2,26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3,24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43,25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3,2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3,26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3,26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5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6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6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48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245,267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68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6,24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46,264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6,265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6,279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6,280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7,264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7,26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7,27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7,28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67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68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9,25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9,25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9,25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50,25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50,25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51,25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54,2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54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5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5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25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26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26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59,26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59,26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0,26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2,26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64,265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64,27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4,28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5,27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5,28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7,268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269,2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69,2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9,2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72,2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74,27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4,27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4,27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76,2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6,27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77,27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79,28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81,28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81,28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81,2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81,2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8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8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2,28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82,2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82,2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2,28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2,28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3,2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83,2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3,28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3,28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2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7,28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87,28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88,28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93,294]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89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90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4,389]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4,390]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296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297,301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297,33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7,337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7,338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7,339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7,34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29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98,314]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98,316]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98,317]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98,319]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99,314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6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7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3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37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38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39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4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02,30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04,30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07,308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09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1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07,312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08,309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11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08,312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09,311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09,312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11,312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13,320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313,34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4,31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14,316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314,317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314,31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316,317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316,31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317,31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320,34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1,323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1,325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1,33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1,33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1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1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3,325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3,326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3,32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3,32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3,330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3,33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3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3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5,33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5,33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5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5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6,327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6,32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6,329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26,330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6,33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6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6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7,32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7,329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27,330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7,33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7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7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8,329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28,330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8,33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8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8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0,33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30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0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1,34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1,34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337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338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339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342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333,334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33,335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33,336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35,336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37,338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337,339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7,342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338,339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8,342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339,342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340,34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43,344]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343,345]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343,34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343,349]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343,425]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344,349]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345,34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345,349]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345,425]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347,35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5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53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55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5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5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6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6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6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65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66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85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0,352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0,353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0,35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0,36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0,38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2,353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52,35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52,355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52,3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2,35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52,36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2,38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35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53,355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53,3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35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53,36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38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4,35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4,35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55,3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5,35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55,36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5,385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6,35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58,359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1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85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59,36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1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2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4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85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60,362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60,36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61,362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61,36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61,366]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[361,385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62,36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64,384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5,385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66,385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367,36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67,37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67,37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5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69,37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69,37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9,37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9,37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9,375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9,37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9,3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9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0,37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5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2,37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2,37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2,37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2,382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2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3,37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3,37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3,3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3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4,37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4,3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5,377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6,37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6,37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76,380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76,382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6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7,38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7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78,380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78,382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8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80,38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0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81,38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1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82,38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86,38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6,38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87,38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89,390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391,39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91,394]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391,399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91,430]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432]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39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40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40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92,4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4,399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4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94,430]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4,432]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3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3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0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0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95,40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11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1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1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2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2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2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2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3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3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43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6,40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6,4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7,39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97,431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98,4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9,40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9,4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9,402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9,405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9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00,4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01,40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11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1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1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2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2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2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2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3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3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1,43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2,40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02,4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02,40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402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03,4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03,4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3,4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5,4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06,4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0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08,41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08,412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08,4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18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08,42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2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2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2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3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3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3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1,412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11,4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18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1,42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2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2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2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3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3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1,43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18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2,42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2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2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2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3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3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3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4,41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4,4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4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4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4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4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4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5,4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5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5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5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5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5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6,4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6,4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6,4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6,4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6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8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8,42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8,42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8,42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8,42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8,43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8,43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8,43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9,42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9,42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9,4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19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0,42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0,4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0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1,4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1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2,42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4,425]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424,426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4,42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4,428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4,429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4,430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4,432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4,43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6,42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6,428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6,430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6,432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6,43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7,428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7,430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7,432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7,43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8,42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428,430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8,43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28,432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8,43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29,43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29,44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9,45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0,43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30,432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30,43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32,43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34,435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4,43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4,437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4,43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4,44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4,44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4,44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4,444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4,445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4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4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4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5,43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5,437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5,43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5,44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5,44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5,44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5,444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5,445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5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5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5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6,437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6,43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6,44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6,44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6,44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6,444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6,445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6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6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6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3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7,44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7,44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4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5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7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50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4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9,44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44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45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39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4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50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1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4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50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2,443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2,444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2,445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2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2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2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3,444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3,445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3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3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4,445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4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4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5,446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5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6,44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6,45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7,45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8,4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5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5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5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5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5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6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9,45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449,45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49,45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0,45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450,45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3,45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3,45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3,45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3,45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3,45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3,45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3,46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4,45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4,45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4,45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4,45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4,45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4,46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5,45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5,45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5,45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5,45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5,46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6,45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6,45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6,45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6,46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7,45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7,45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7,46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8,45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8,46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9,46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64,466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64,468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64,46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64,471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2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4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5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81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82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68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66,46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66,471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72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74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75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81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82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6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68,471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2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4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5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1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2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71,47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1,474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1,47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1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2,474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2,47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2,4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4,47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4,4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5,4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7,478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77,47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77,480]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477,48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7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8,47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478,480]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478,48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8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79,480]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479,48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9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80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81,4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483,6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4,6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627]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87,624]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488,6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107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107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6]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[499,7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72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0,722]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[503,507]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9]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1]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05]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[504,507]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09]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1]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2]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07]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09]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1]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2]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08]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[507,509]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[507,511]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[507,512]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09,511]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[509,512]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16,51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16,5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16,52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16,5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5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18,52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18,5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52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19,5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5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2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23,52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523,5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4,5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5,52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25,527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5,529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5,53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5,5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7,5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7,529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527,531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527,532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28,532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29,531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529,532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34,535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37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38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5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5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5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5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5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4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5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6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70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35,53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35,538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35,55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5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5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5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5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6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6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6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65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69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35,727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38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37,55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5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5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5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5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4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5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6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37,727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5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5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5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5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5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6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6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6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65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69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8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38,727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0,541]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540,54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40,543]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540,54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41,543]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541,604]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42,54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43,604]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46,571]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6,573]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5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5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5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6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6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6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0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0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0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1,552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551,55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551,554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551,555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551,557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58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5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60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61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62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1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1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1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2,554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553,555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557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7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7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7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8,559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58,560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58,561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58,562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58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8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8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8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9,560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59,561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59,562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59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9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9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59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0,561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60,562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60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0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0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0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1,562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561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1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1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1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2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2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2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2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4,56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4,567]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[564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4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4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5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5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5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7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7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7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8,569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8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8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9,57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69,72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570,727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73]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5,609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5,611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5,61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5,61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7,608]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607,611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7,613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7,614]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7,615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608,611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8,613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8,614]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8,615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609,611]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[609,612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609,613]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[611,612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611,613]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[611,614]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[613,614]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[614,615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617,61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17,6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17,6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18,6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18,6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19,6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8,6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9,641]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9,642]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2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641,642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644,6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4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4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4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4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4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5,6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5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5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4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4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4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6,6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5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6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7,6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7,64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7,65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7,65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7,65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7,65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7,65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7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7,65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4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5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5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5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5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5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8,65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9,6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9,6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9,65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9,6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9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9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9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0,6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0,65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0,6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0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0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0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1,65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1,6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1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1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1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2,6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2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2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2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3,65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3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3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4,65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4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5,65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7,658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668,669]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[670,6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2,673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675,682]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[679,680]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679,681]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680,681]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692,7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5,71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04,723]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6,7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3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1,73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1,73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31,7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3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3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4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4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4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4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4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1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3,73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3,73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33,7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3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3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4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4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4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4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4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4,73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34,7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3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3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5,7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5,7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5,7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6,7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7,7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3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8,74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8,74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8,74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4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4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9,74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9,74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39,7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4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0,74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0,7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4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0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1,74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4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4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2,74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2,74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2,74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42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2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2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2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2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2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3,74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3,74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43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3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3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3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3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3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4,74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44,74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4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8,74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8,75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8,75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8,75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8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9,75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9,75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9,75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49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0,75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0,75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0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1,75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1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2,75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5,75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5,758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755,75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755,760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6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6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6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6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6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7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8,75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758,760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1,78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1,78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3,764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5,76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5,76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5,76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5,76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5,77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6,76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6,76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6,76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6,77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7,76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7,76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7,77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8,76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8,77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69,77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73,777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73,788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73,791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77,788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77,791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78,779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78,78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78,78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8,78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78,78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79,78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79,782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779,783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779,78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79,78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79,787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2,783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782,78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82,78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82,787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3,78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83,78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83,787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4,78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84,7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5,7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6,788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86,790]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786,791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88,791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90,791]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800,801]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[800,802]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[800,829]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0,838]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1,802]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[801,829]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1,838]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2,829]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2,838]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3,82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4,82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5,825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0,81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2,81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2,8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4,8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7,81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817,8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18,81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821,823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826,82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29,838]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[831,8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6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6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7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8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3,967]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4,896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5,84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45,84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47,84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49,85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9,85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9,85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0,85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2,85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52,85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52,87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3,85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53,87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4,87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8,86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8,86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8,9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6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0,9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1,9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3,87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4,86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4,86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4,86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4,8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4,8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5,86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5,86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5,8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5,8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6,86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6,8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6,8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9,87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9,8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0,8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1,872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871,873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872,873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878,880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878,881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878,88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78,88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78,885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880,885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881,88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81,88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81,885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887,888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889,890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889,891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889,89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91,89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93,89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7,89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97,900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897,901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897,904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900,901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900,904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905,906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05,90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05,908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05,91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5,916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6,90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06,908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06,91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6,916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7,908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07,91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7,916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8,91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8,916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9,91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09,91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909,913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912,913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913,918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5,916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923]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921,925]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923,925]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926,927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926,928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926,93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27,963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8,93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30,95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1,93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931,93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931,93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932,93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932,93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933,93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935,93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35,93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37,93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941,94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1,94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1,98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41,9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41,99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2,94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2,98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42,9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42,9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3,98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43,9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43,9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5,94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7,9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1029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1030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1032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1034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1035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5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7,95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7,9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7,96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7,9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7,9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7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8,9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8,96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8,9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8,9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58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68,96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68,9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68,9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68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69,9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69,9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69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0,9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0,97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0,9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0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2,9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2,97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2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3,9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3,97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3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5,976]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975,9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5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6,9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6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78,97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81,98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981,98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81,98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981,9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1,9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1,98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1,9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2,98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982,98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982,9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2,9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2,98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2,9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3,9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3,99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4,9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4,9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4,98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5,98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985,98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987,98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990,99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7,998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99,1000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1003,10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05,100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05,10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07,10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3,101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3,101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3,10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3,10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4,101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4,10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4,10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5,10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5,10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6,10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7,101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17,102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017,102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17,10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7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18,102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8,10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8,102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8,102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8,10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8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0,102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20,10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20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3,102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3,102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3,102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3,102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3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4,102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4,102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4,102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4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5,102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5,102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5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6,102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6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7,102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29,1030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29,1032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29,1034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29,1035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30,1032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30,103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030,1034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30,1035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32,103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032,1034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32,1035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34,1035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36,1046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1037,106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9,1040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1,104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1,104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2,104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4,104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7,10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8,105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1053,1054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3,1057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3,1060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4,1057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4,1060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5,1057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5,1058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055,105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055,1060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7,1060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8,105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058,1060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59,1060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061,106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1065,10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065,10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065,106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66,10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066,106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68,106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71,10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71,10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071,10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71,10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2,107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2,10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2,10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3,10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73,107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5,107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5,10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6,10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78,107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80,1081]</text:p>
          </table:table-cell>
          <table:table-cell table:number-columns-repeated="2"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aching_cli.A1:reaching_cli.E185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5:11:04.720992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15:11:13.874138838</dc:date>
    <meta:editing-duration>PT1H8M4S</meta:editing-duration>
    <meta:editing-cycles>5</meta:editing-cycles>
    <meta:generator>LibreOffice/6.4.7.2$Linux_X86_64 LibreOffice_project/40$Build-2</meta:generator>
    <meta:document-statistic meta:table-count="1" meta:cell-count="9265" meta:object-count="0"/>
  </office:meta>
</office:document-meta>
</file>